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Bold" svg:font-family="Menlo-Bold, Courier-Bold, Courier, 'Courier New'"/>
    <style:font-face style:name="trebuchet ms" svg:font-family="'trebuchet ms', aria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cm" loext:contextual-spacing="false"/>
      <style:text-properties fo:font-variant="normal" fo:text-transform="none" fo:color="#000000" style:text-line-through-style="none" style:text-line-through-type="none" style:font-name="trebuchet ms" fo:font-size="12pt" fo:letter-spacing="normal" fo:font-style="normal" style:text-underline-style="none" fo:font-weight="bold" officeooo:rsid="00180520" officeooo:paragraph-rsid="00180520" style:text-blinking="false" style:font-weight-asian="bold" style:font-weight-complex="bold"/>
    </style:style>
    <style:style style:name="P2" style:family="paragraph" style:parent-style-name="Preformatted_20_Text">
      <style:paragraph-properties fo:margin-top="0cm" fo:margin-bottom="0cm" loext:contextual-spacing="false"/>
      <style:text-properties fo:font-variant="normal" fo:text-transform="none" fo:color="#000000" style:text-line-through-style="none" style:text-line-through-type="none" style:font-name="trebuchet ms" fo:font-size="12pt" fo:letter-spacing="normal" fo:font-style="normal" style:text-underline-style="none" fo:font-weight="normal" officeooo:rsid="00180520" officeooo:paragraph-rsid="00180520" style:text-blinking="false" style:font-weight-asian="normal" style:font-weight-complex="normal"/>
    </style:style>
    <style:style style:name="P3" style:family="paragraph" style:parent-style-name="Preformatted_20_Text">
      <style:paragraph-properties fo:margin-top="0cm" fo:margin-bottom="0cm" loext:contextual-spacing="false"/>
      <style:text-properties fo:font-variant="normal" fo:text-transform="none" fo:color="#000000" style:text-line-through-style="none" style:text-line-through-type="none" style:font-name="trebuchet ms" fo:font-size="12pt" fo:letter-spacing="normal" fo:font-style="normal" style:text-underline-style="none" fo:font-weight="normal" officeooo:rsid="001a4e35" officeooo:paragraph-rsid="001a4e35" style:text-blinking="fals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 mundo diferente </text:p>
      <text:p text:style-name="P1">Rabito <text:s text:c="3"/></text:p>
      <text:p text:style-name="P2">A <text:s text:c="15"/>E <text:s text:c="18"/>D</text:p>
      <text:p text:style-name="P2">Cuando los ojos hablan sobran las palabras,</text:p>
      <text:p text:style-name="P2"><text:s text:c="9"/>A <text:s text:c="12"/>E <text:s text:c="10"/></text:p>
      <text:p text:style-name="P2">Es suficiente con tu mirada.</text:p>
      <text:p text:style-name="P2"><text:s text:c="4"/>A <text:s text:c="13"/>E <text:s text:c="17"/>D</text:p>
      <text:p text:style-name="P2">Puedes decir te quiero sin abrir los labios;</text:p>
      <text:p text:style-name="P2"><text:s text:c="6"/>A <text:s text:c="24"/>E7</text:p>
      <text:p text:style-name="P2">Eres simple y muy profunda para mí.</text:p>
      <text:p text:style-name="P2">A <text:s text:c="16"/>E <text:s text:c="18"/>D</text:p>
      <text:p text:style-name="P2">Dios me bendijo cuando te trajo a mi vida,</text:p>
      <text:p text:style-name="P2"><text:s text:c="11"/>A <text:s text:c="15"/>E <text:s text:c="8"/></text:p>
      <text:p text:style-name="P2">Que paz inmensa tengo este día.</text:p>
      <text:p text:style-name="P2">A <text:s text:c="13"/>E <text:s text:c="14"/>D</text:p>
      <text:p text:style-name="P2">Tú eres un motivo en mis oraciones,</text:p>
      <text:p text:style-name="P2"><text:s text:c="17"/>A <text:s text:c="15"/>E </text:p>
      <text:p text:style-name="P2">Ya no existen temores entre tú y yo.</text:p>
      <text:p text:style-name="P2">D <text:s text:c="23"/>A</text:p>
      <text:p text:style-name="P2">Yo tendré cuidado de tratarte bien,</text:p>
      <text:p text:style-name="P2">D <text:s text:c="15"/>E7</text:p>
      <text:p text:style-name="P2">Eres vaso frágil, te llevó en mí ser.</text:p>
      <text:p text:style-name="P2"/>
      <text:p text:style-name="P2"/>
      <text:p text:style-name="P3"/>
      <text:p text:style-name="P2"><text:s text:c="4"/>A <text:s text:c="25"/>E </text:p>
      <text:p text:style-name="P2">Un mundo diferente es el que Dios me dio,</text:p>
      <text:p text:style-name="P2"><text:s text:c="8"/>D <text:s text:c="18"/>E7</text:p>
      <text:p text:style-name="P2">Para vivir contigo y amarte todo el tiempo.</text:p>
      <text:p text:style-name="P2"><text:s text:c="4"/>A <text:s text:c="25"/>E</text:p>
      <text:p text:style-name="P2">Un mundo diferente es el que Dios nos dio,</text:p>
      <text:p text:style-name="P2"><text:s text:c="8"/>D <text:s text:c="18"/>E7</text:p>
      <text:p text:style-name="P2">Para vivir unidos y amarnos todo el tiempo.</text:p>
      <text:p text:style-name="P2"/>
      <text:p text:style-name="P2"/>
      <text:p text:style-name="P2">A <text:s text:c="17"/>E <text:s text:c="20"/>D <text:s text:c="3"/></text:p>
      <text:p text:style-name="P2">Lo que siento por ti, no lo compra el dinero,</text:p>
      <text:p text:style-name="P2"><text:s text:c="9"/>A <text:s text:c="14"/>E <text:s text:c="9"/></text:p>
      <text:p text:style-name="P2">Es amor limpio, amor sincero.</text:p>
      <text:p text:style-name="P2">A <text:s text:c="13"/>E <text:s text:c="15"/>D</text:p>
      <text:p text:style-name="P2">No puede compararse a nada conocido;</text:p>
      <text:p text:style-name="P2"><text:s text:c="8"/>A <text:s text:c="27"/>E7</text:p>
      <text:p text:style-name="P2">Sabes bien que estoy diciendo la verdad.</text:p>
      <text:p text:style-name="P2">D <text:s text:c="23"/>A</text:p>
      <text:p text:style-name="P2">Yo tendré cuidado de tratarte bien</text:p>
      <text:p text:style-name="P2">D <text:s text:c="15"/>E7</text:p>
      <text:p text:style-name="P2">Eres vaso frágil, te llevó en mí ser.</text:p>
      <text:p text:style-name="P2"/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Bold" svg:font-family="Menlo-Bold, Courier-Bold, Courier, 'Courier New'"/>
    <style:font-face style:name="trebuchet ms" svg:font-family="'trebuchet ms', aria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15.7cm" style:num-format="1" style:print-orientation="landscape" fo:margin-top="0.499cm" fo:margin-bottom="0.499cm" fo:margin-left="0.499cm" fo:margin-right="0.499cm" style:writing-mode="lr-tb" style:footnote-max-height="0cm">
        <style:columns fo:column-count="2">
          <style:column-sep style:width="0.018cm" style:color="#000000" style:height="100%" style:style="solid"/>
          <style:column style:rel-width="8274*" fo:start-indent="0cm" fo:end-indent="0.249cm"/>
          <style:column style:rel-width="7997*" fo:start-indent="0.2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shington Delgado</meta:initial-creator>
    <meta:creation-date>2015-05-26T19:01:22.098740124</meta:creation-date>
    <dc:date>2015-05-30T18:23:38.191325411</dc:date>
    <dc:creator>Washington Delgado</dc:creator>
    <meta:editing-duration>PT7H48M38S</meta:editing-duration>
    <meta:editing-cycles>18</meta:editing-cycles>
    <meta:generator>LibreOffice/4.4.2.2$Linux_x86 LibreOffice_project/40m0$Build-2</meta:generator>
    <meta:document-statistic meta:table-count="0" meta:image-count="0" meta:object-count="0" meta:page-count="1" meta:paragraph-count="43" meta:word-count="197" meta:character-count="1446" meta:non-whitespace-character-count="703"/>
  </office:meta>
</office:document-meta>
</file>